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ans" fo:font-size="12pt" officeooo:rsid="001b806d" officeooo:paragraph-rsid="001b806d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fca29" officeooo:paragraph-rsid="001fca29" style:font-size-asian="10.5pt" style:font-weight-asian="normal" style:font-size-complex="12pt" style:font-weight-complex="normal"/>
    </style:style>
    <style:style style:name="P3" style:family="paragraph" style:parent-style-name="Standard" style:list-style-name="L5">
      <style:paragraph-properties fo:text-align="start" style:justify-single-word="false"/>
      <style:text-properties style:font-name="FreeSans" fo:font-size="12pt" style:text-underline-style="none" fo:font-weight="normal" officeooo:rsid="001b806d" officeooo:paragraph-rsid="001b806d" fo:background-color="#fff200" style:font-size-asian="10.5pt" style:font-weight-asian="normal" style:font-size-complex="12pt" style:font-weight-complex="normal"/>
    </style:style>
    <style:style style:name="P4" style:family="paragraph" style:parent-style-name="Standard" style:list-style-name="L5">
      <style:paragraph-properties fo:text-align="start" style:justify-single-word="false"/>
      <style:text-properties style:font-name="FreeSans" fo:font-size="12pt" style:text-underline-style="none" fo:font-weight="normal" officeooo:rsid="001b806d" officeooo:paragraph-rsid="001b806d" fo:background-color="#f582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2pt" style:text-underline-style="none" fo:font-weight="normal" officeooo:rsid="001fca29" officeooo:paragraph-rsid="001fca29" fo:background-color="#00a65d" style:font-size-asian="10.5pt" style:font-weight-asian="normal" style:font-size-complex="12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FreeSans" fo:font-size="12pt" officeooo:rsid="001b806d" officeooo:paragraph-rsid="001b806d" fo:background-color="#00a65d" style:font-size-asian="10.5pt" style:font-size-complex="12pt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FreeSans" fo:font-size="12pt" officeooo:rsid="001fca29" officeooo:paragraph-rsid="001fca29" fo:background-color="#00a65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6pt" style:text-underline-style="solid" style:text-underline-width="auto" style:text-underline-color="font-color" fo:font-weight="bold" officeooo:rsid="001b806d" officeooo:paragraph-rsid="001b806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24pt" style:text-underline-style="solid" style:text-underline-width="auto" style:text-underline-color="font-color" fo:font-weight="bold" officeooo:rsid="001b806d" officeooo:paragraph-rsid="001b806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4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5" style:family="paragraph" style:parent-style-name="Standard" style:list-style-name="L9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6" style:family="paragraph" style:parent-style-name="Standard" style:list-style-name="L10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7" style:family="paragraph" style:parent-style-name="Standard" style:list-style-name="L11">
      <style:paragraph-properties fo:text-align="start" style:justify-single-word="false"/>
      <style:text-properties style:text-line-through-style="solid" style:text-line-through-type="single" style:font-name="FreeSans" fo:font-size="12pt" officeooo:rsid="001b806d" officeooo:paragraph-rsid="001b806d" style:font-size-asian="10.5pt" style:font-size-complex="12pt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FreeSans" fo:font-size="12pt" style:text-underline-style="none" officeooo:rsid="001b806d" officeooo:paragraph-rsid="001b806d" style:font-size-asian="10.5pt" style:font-size-complex="12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fff"/>
    </style:style>
    <style:style style:name="T3" style:family="text">
      <style:text-properties fo:background-color="#f5822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MUL Outline</text:p>
      <text:p text:style-name="P1"/>
      <text:p text:style-name="P8">Models:</text:p>
      <text:p text:style-name="P1"><text:s/></text:p>
      <text:p text:style-name="P1">Student</text:p>
      <text:list xml:id="list76070292" text:style-name="L1">
        <text:list-item>
          <text:p text:style-name="P10">Username/Email ID</text:p>
        </text:list-item>
        <text:list-item>
          <text:p text:style-name="P10">Password</text:p>
        </text:list-item>
        <text:list-item>
          <text:p text:style-name="P10">Name</text:p>
        </text:list-item>
        <text:list-item>
          <text:p text:style-name="P10">Roll Number (primary key)</text:p>
        </text:list-item>
        <text:list-item>
          <text:p text:style-name="P10">Class ID (16IT) </text:p>
        </text:list-item>
        <text:list-item>
          <text:p text:style-name="P10">Last Logout</text:p>
        </text:list-item>
        <text:list-item>
          <text:p text:style-name="P10">Current Semester</text:p>
        </text:list-item>
        <text:list-item>
          <text:p text:style-name="P10">CR? (1 or 0)</text:p>
        </text:list-item>
      </text:list>
      <text:p text:style-name="P11"/>
      <text:p text:style-name="P1">Courses</text:p>
      <text:list xml:id="list3070775230" text:style-name="L2">
        <text:list-item>
          <text:p text:style-name="P12">Course name (char)</text:p>
        </text:list-item>
        <text:list-item>
          <text:p text:style-name="P12">Course code (Varchar)</text:p>
        </text:list-item>
        <text:list-item>
          <text:p text:style-name="P12">Course semester (integer)</text:p>
        </text:list-item>
        <text:list-item>
          <text:p text:style-name="P12">Course credits (Integer)</text:p>
        </text:list-item>
        <text:list-item>
          <text:p text:style-name="P12">Course lectures (Integer)</text:p>
        </text:list-item>
        <text:list-item>
          <text:p text:style-name="P12">Course labs (integer)</text:p>
        </text:list-item>
        <text:list-item>
          <text:p text:style-name="P12">Classes conducted (integer)</text:p>
        </text:list-item>
      </text:list>
      <text:p text:style-name="P11"/>
      <text:p text:style-name="P1">Enrolled</text:p>
      <text:list xml:id="list2013902691" text:style-name="L4">
        <text:list-item>
          <text:p text:style-name="P13">Student ID</text:p>
        </text:list-item>
        <text:list-item>
          <text:p text:style-name="P13">Course ID</text:p>
        </text:list-item>
        <text:list-item>
          <text:p text:style-name="P13">Classes bunked</text:p>
        </text:list-item>
      </text:list>
      <text:p text:style-name="P1"/>
      <text:p text:style-name="P1">Timetable</text:p>
      <text:list xml:id="list1334612253" text:style-name="L6">
        <text:list-item>
          <text:p text:style-name="P18">Course ID</text:p>
        </text:list-item>
        <text:list-item>
          <text:p text:style-name="P18">Start hour</text:p>
        </text:list-item>
        <text:list-item>
          <text:p text:style-name="P18">Day</text:p>
        </text:list-item>
      </text:list>
      <text:p text:style-name="P1"/>
      <text:p text:style-name="P1">Reminders</text:p>
      <text:list xml:id="list1510267083" text:style-name="L8">
        <text:list-item>
          <text:p text:style-name="P14">Date</text:p>
        </text:list-item>
        <text:list-item>
          <text:p text:style-name="P14">Course ID</text:p>
        </text:list-item>
        <text:list-item>
          <text:p text:style-name="P14">Start hour</text:p>
        </text:list-item>
        <text:list-item>
          <text:p text:style-name="P14">Reminder</text:p>
        </text:list-item>
      </text:list>
      <text:p text:style-name="P1"/>
      <text:p text:style-name="P1">Notification</text:p>
      <text:list xml:id="list361948496" text:style-name="L9">
        <text:list-item>
          <text:p text:style-name="P15">Create time/date</text:p>
        </text:list-item>
        <text:list-item>
          <text:p text:style-name="P15">Notif Message</text:p>
        </text:list-item>
      </text:list>
      <text:p text:style-name="P1"/>
      <text:p text:style-name="P1">Poll </text:p>
      <text:list xml:id="list911082627" text:style-name="L10">
        <text:list-item>
          <text:p text:style-name="P16">Question</text:p>
        </text:list-item>
        <text:list-item>
          <text:p text:style-name="P16">Start Date</text:p>
        </text:list-item>
        <text:list-item>
          <text:p text:style-name="P16">Options list</text:p>
        </text:list-item>
      </text:list>
      <text:p text:style-name="P1"/>
      <text:p text:style-name="P1">Poll_Options</text:p>
      <text:list xml:id="list3061828017" text:style-name="L11">
        <text:list-item>
          <text:p text:style-name="P17">Option title</text:p>
        </text:list-item>
        <text:list-item>
          <text:p text:style-name="P17">Votes</text:p>
        </text:list-item>
        <text:list-item>
          <text:p text:style-name="P17">Poll-ID (Foreign key)</text:p>
        </text:list-item>
      </text:list>
      <text:p text:style-name="P8"/>
      <text:p text:style-name="P8"><text:soft-page-break/></text:p>
      <text:p text:style-name="P8"/>
      <text:p text:style-name="P2"><text:span text:style-name="T1">home app</text:span></text:p>
      <text:p text:style-name="P2"><text:span text:style-name="T3">timetable app</text:span></text:p>
      <text:p text:style-name="P5">crtools app</text:p>
      <text:p text:style-name="P5"/>
      <text:p text:style-name="P5"/>
      <text:p text:style-name="P8">Views:</text:p>
      <text:list xml:id="list3633373290" text:style-name="L5">
        <text:list-item>
          <text:p text:style-name="P3">Homepage</text:p>
        </text:list-item>
        <text:list-item>
          <text:p text:style-name="P3">Login Page</text:p>
        </text:list-item>
        <text:list-item>
          <text:p text:style-name="P3">Dashboard (template)</text:p>
        </text:list-item>
        <text:list-item>
          <text:p text:style-name="P4">Timetable page</text:p>
        </text:list-item>
        <text:list-item>
          <text:p text:style-name="P4">On click – Popup to mark ‘Bunked’ or not bunked, or to view reminders</text:p>
        </text:list-item>
        <text:list-item>
          <text:p text:style-name="P4">Poll Page</text:p>
        </text:list-item>
        <text:list-item>
          <text:p text:style-name="P4">Attendance Status page</text:p>
        </text:list-item>
        <text:list-item>
          <text:p text:style-name="P6">CR- Edit Timetable Page</text:p>
        </text:list-item>
        <text:list-item>
          <text:p text:style-name="P6">CR – Timetable Poll Creation</text:p>
        </text:list-item>
        <text:list-item>
          <text:p text:style-name="P7">CR- Add reminder app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3:34:45.245345882</meta:creation-date>
    <dc:date>2019-02-24T20:02:00.985728805</dc:date>
    <meta:editing-duration>PT18H42M5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170" meta:character-count="891" meta:non-whitespace-character-count="816"/>
  </office:meta>
</office:document-meta>
</file>